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auto-grow-height="false" fo:min-height="0.749cm" fo:min-width="0.499cm" fo:wrap-option="no-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cc" draw:fill="solid" draw:fill-color="#ffff99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.2cm" svg:height="1.5cm" svg:x="8.7cm" svg:y="6.3cm">
          <text:p text:style-name="P1">Terminal</text:p>
          <text:p text:style-name="P1">trm-I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1cm" svg:height="2.9cm" svg:x="7.7cm" svg:y="11.6cm">
          <text:p text:style-name="P1">Micro</text:p>
          <text:p text:style-name="P1">Atendimento</text:p>
          <text:p text:style-name="P1">ID no Ini = TRM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1" draw:layer="layout" svg:x1="10.3cm" svg:y1="7.8cm" svg:x2="10.25cm" svg:y2="11.6cm" draw:start-shape="id1" draw:end-shape="id2" draw:end-glue-point="0" svg:d="m10300 7800v1900h-50v1900" svg:viewBox="0 0 51 3801">
          <text:p/>
        </draw:connector>
        <draw:custom-shape draw:style-name="gr1" draw:text-style-name="P1" xml:id="id3" draw:id="id3" draw:layer="layout" svg:width="5cm" svg:height="1.8cm" svg:x="14.5cm" svg:y="4.4cm">
          <text:p text:style-name="P1">Monitor </text:p>
          <text:p text:style-name="P1">NFE-NF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1.9cm" svg:y1="7.05cm" svg:x2="15cm" svg:y2="5.3cm" draw:start-shape="id1" draw:start-glue-point="1" draw:end-shape="id3" draw:end-glue-point="6" svg:d="m11900 7050h1300v-1750h1800" svg:viewBox="0 0 3101 1751">
          <text:p/>
        </draw:connector>
        <draw:custom-shape draw:style-name="gr2" draw:text-style-name="P1" xml:id="id4" draw:id="id4" draw:layer="layout" svg:width="5.2cm" svg:height="2.8cm" svg:x="2.2cm" svg:y="11.7cm">
          <text:p text:style-name="P1">Micro</text:p>
          <text:p text:style-name="P1">Pégasus</text:p>
          <text:p text:style-name="P1">ID no Ini = TRM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1" draw:layer="layout" svg:x1="4.8cm" svg:y1="11.7cm" svg:x2="8.7cm" svg:y2="7.05cm" draw:start-shape="id4" draw:start-glue-point="0" draw:end-shape="id1" draw:end-glue-point="3" svg:d="m4800 11700v-4650h3900" svg:viewBox="0 0 3901 4651">
          <text:p/>
        </draw:connector>
        <draw:custom-shape draw:style-name="gr4" draw:text-style-name="P2" draw:layer="layout" svg:width="9.4cm" svg:height="2.2cm" svg:x="5.6cm" svg:y="1.3cm">
          <text:p text:style-name="P2"><text:span text:style-name="T1">Cada micro do ambiente terá um trm </text:span></text:p>
          <text:p text:style-name="P2"><text:span text:style-name="T1">registrado e um ID salvo no ini com seu código</text:span></text:p>
          <draw:enhanced-geometry svg:viewBox="0 0 21600 21600" draw:text-areas="800 800 20800 20800" draw:type="round-rectangular-callout" draw:modifiers="12696.6918412935 46801.63562017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5" draw:id="id5" draw:layer="layout" svg:width="5cm" svg:height="1.7cm" svg:x="14.5cm" svg:y="10.5cm">
          <text:p text:style-name="P1">Impressoras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1" draw:layer="layout" svg:x1="11.9cm" svg:y1="7.05cm" svg:x2="15.125cm" svg:y2="11.35cm" draw:start-shape="id1" draw:start-glue-point="1" draw:end-shape="id5" draw:end-glue-point="6" svg:d="m11900 7050h1300v4300h1925" svg:viewBox="0 0 3226 4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7T10:08:50.882000000</meta:creation-date>
    <meta:generator>LibreOffice/4.1.3.2$Windows_x86 LibreOffice_project/70feb7d99726f064edab4605a8ab840c50ec57a</meta:generator>
    <dc:date>2014-02-27T13:50:16.434000000</dc:date>
    <meta:editing-duration>PT3H31M30S</meta:editing-duration>
    <meta:editing-cycles>4</meta:editing-cycles>
    <meta:document-statistic meta:object-count="10"/>
  </office:meta>
</office:document-meta>
</file>